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123">
      <style:table-cell-properties fo:background-color="#eeeeee" fo:border="0.06pt solid #000000"/>
    </style:style>
    <style:style style:name="ce19" style:family="table-cell" style:parent-style-name="Default" style:data-style-name="N139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999999"/>
    </style:style>
    <style:style style:name="ce10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453.51pt" svg:height="255.09pt" svg:x="776.32pt" svg:y="12.61pt">
            <loext:p draw:notify-on-update-of-ranges="Лист1.D3:Лист1.D9 Лист1.C3:Лист1.C9 Лист1.D21:Лист1.D27 Лист1.C21:Лист1.C27 Лист1.G12:Лист1.G18 Лист1.F12:Лист1.F18 Лист1.D12:Лист1.D18 Лист1.C12:Лист1.C18 Лист1.G3:Лист1.G9 Лист1.F3:Лист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7.67pt" svg:height="255.23pt" svg:x="778.9pt" svg:y="287.6pt">
            <loext:p draw:notify-on-update-of-ranges="Лист1.H3:Лист1.H7 Лист1.I3:Лист1.I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568.81pt" svg:y="302.7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535.41pt" svg:y="557.18pt">
            <loext:p draw:notify-on-update-of-ranges="Лист1.D36:Лист1.D40 Лист1.H36:Лист1.H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26.53pt" svg:y="542.13pt">
            <loext:p draw:notify-on-update-of-ranges="Лист1.B36:Лист1.B40 Лист1.I36:Лист1.I4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18"/>
        <table:table-column table:style-name="co1" table:default-cell-style-name="ce19"/>
        <table:table-column table:style-name="co1" table:default-cell-style-name="ce2"/>
        <table:table-column table:style-name="co1" table:default-cell-style-name="ce18"/>
        <table:table-column table:style-name="co1" table:default-cell-style-name="ce19"/>
        <table:table-column table:style-name="co1" table:default-cell-style-name="ce3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row table:style-name="ro1">
          <table:table-cell table:style-name="ce11"/>
          <table:table-cell table:style-name="ce11" office:value-type="string" calcext:value-type="string" table:number-columns-spanned="3" table:number-rows-spanned="1">
            <text:p>22.6 *C</text:p>
          </table:table-cell>
          <table:covered-table-cell table:number-columns-repeated="2" table:style-name="ce17"/>
          <table:table-cell table:style-name="ce11" office:value-type="string" calcext:value-type="string" table:number-columns-spanned="3" table:number-rows-spanned="1">
            <text:p>31.5 *C</text:p>
          </table:table-cell>
          <table:covered-table-cell table:number-columns-repeated="2" table:style-name="ce17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Uэ</text:p>
          </table:table-cell>
          <table:table-cell table:style-name="ce1" office:value-type="string" calcext:value-type="string">
            <text:p>Uн</text:p>
          </table:table-cell>
          <table:table-cell table:style-name="ce1" office:value-type="string" calcext:value-type="string">
            <text:p>Q, Вт</text:p>
          </table:table-cell>
          <table:table-cell table:style-name="ce1" office:value-type="string" calcext:value-type="string">
            <text:p>R, Ом</text:p>
          </table:table-cell>
          <table:table-cell table:style-name="ce1" office:value-type="string" calcext:value-type="string">
            <text:p>Uн</text:p>
          </table:table-cell>
          <table:table-cell table:style-name="ce1" office:value-type="string" calcext:value-type="string">
            <text:p>Q, Вт</text:p>
          </table:table-cell>
          <table:table-cell table:style-name="ce1" office:value-type="string" calcext:value-type="string">
            <text:p>R, Ом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51" calcext:value-type="float">
            <text:p>0.1151</text:p>
          </table:table-cell>
          <table:table-cell table:formula="of:=0.1*[.A3]*[.B3]" office:value-type="float" office:value="0.001151" calcext:value-type="float">
            <text:p>0.00115</text:p>
          </table:table-cell>
          <table:table-cell table:formula="of:=10*[.B3]/[.A3]" office:value-type="float" office:value="11.51" calcext:value-type="float">
            <text:p>11.5100</text:p>
          </table:table-cell>
          <table:table-cell office:value-type="float" office:value="0.1179" calcext:value-type="float">
            <text:p>0.1179</text:p>
          </table:table-cell>
          <table:table-cell table:formula="of:=0.1*[.E3]*[.A3]" office:value-type="float" office:value="0.001179" calcext:value-type="float">
            <text:p>0.00118</text:p>
          </table:table-cell>
          <table:table-cell table:formula="of:=10*[.E3]/[.A3]" office:value-type="float" office:value="11.79" calcext:value-type="float">
            <text:p>11.7900</text:p>
          </table:table-cell>
          <table:table-cell office:value-type="float" office:value="22.6" calcext:value-type="float">
            <text:p>22.6</text:p>
          </table:table-cell>
          <table:table-cell office:value-type="float" office:value="11.474" calcext:value-type="float">
            <text:p>11.474</text:p>
          </table:table-cell>
          <table:table-cell table:style-name="ce7" office:value-type="float" office:value="5" calcext:value-type="float" table:number-columns-spanned="1" table:number-rows-spanned="25">
            <text:p>5</text:p>
          </table:table-cell>
          <table:table-cell table:formula="of:=[.H3]*[.I3]" office:value-type="float" office:value="259.3124" calcext:value-type="float">
            <text:p>259.31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294" calcext:value-type="float">
            <text:p>0.2294</text:p>
          </table:table-cell>
          <table:table-cell table:formula="of:=0.1*[.A4]*[.B4]" office:value-type="float" office:value="0.004588" calcext:value-type="float">
            <text:p>0.00459</text:p>
          </table:table-cell>
          <table:table-cell office:value-type="float" office:value="11.53" calcext:value-type="float">
            <text:p>11.5300</text:p>
          </table:table-cell>
          <table:table-cell office:value-type="float" office:value="0.2364" calcext:value-type="float">
            <text:p>0.2364</text:p>
          </table:table-cell>
          <table:table-cell table:formula="of:=0.1*[.E4]*[.A4]" office:value-type="float" office:value="0.004728" calcext:value-type="float">
            <text:p>0.00473</text:p>
          </table:table-cell>
          <table:table-cell table:formula="of:=10*[.E4]/[.A4]" office:value-type="float" office:value="11.82" calcext:value-type="float">
            <text:p>11.8200</text:p>
          </table:table-cell>
          <table:table-cell office:value-type="float" office:value="31.5" calcext:value-type="float">
            <text:p>31.5</text:p>
          </table:table-cell>
          <table:table-cell office:value-type="float" office:value="11.784" calcext:value-type="float">
            <text:p>11.784</text:p>
          </table:table-cell>
          <table:covered-table-cell/>
          <table:table-cell table:formula="of:=[.H4]*[.I4]" office:value-type="float" office:value="371.196" calcext:value-type="float">
            <text:p>371.1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9" calcext:value-type="float">
            <text:p>0.579</text:p>
          </table:table-cell>
          <table:table-cell table:formula="of:=0.1*[.A5]*[.B5]" office:value-type="float" office:value="0.02895" calcext:value-type="float">
            <text:p>0.02895</text:p>
          </table:table-cell>
          <table:table-cell table:formula="of:=10*[.B5]/[.A5]" office:value-type="float" office:value="11.58" calcext:value-type="float">
            <text:p>11.5800</text:p>
          </table:table-cell>
          <table:table-cell office:value-type="float" office:value="0.5958" calcext:value-type="float">
            <text:p>0.5958</text:p>
          </table:table-cell>
          <table:table-cell table:formula="of:=0.1*[.E5]*[.A5]" office:value-type="float" office:value="0.02979" calcext:value-type="float">
            <text:p>0.02979</text:p>
          </table:table-cell>
          <table:table-cell table:formula="of:=10*[.E5]/[.A5]" office:value-type="float" office:value="11.916" calcext:value-type="float">
            <text:p>11.9160</text:p>
          </table:table-cell>
          <table:table-cell office:value-type="float" office:value="39.9" calcext:value-type="float">
            <text:p>39.9</text:p>
          </table:table-cell>
          <table:table-cell office:value-type="float" office:value="12.116" calcext:value-type="float">
            <text:p>12.116</text:p>
          </table:table-cell>
          <table:covered-table-cell/>
          <table:table-cell table:formula="of:=[.H5]*[.I5]" office:value-type="float" office:value="483.4284" calcext:value-type="float">
            <text:p>483.42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802" calcext:value-type="float">
            <text:p>0.8802</text:p>
          </table:table-cell>
          <table:table-cell table:formula="of:=0.1*[.A6]*[.B6]" office:value-type="float" office:value="0.066015" calcext:value-type="float">
            <text:p>0.06602</text:p>
          </table:table-cell>
          <table:table-cell table:formula="of:=10*[.B6]/[.A6]" office:value-type="float" office:value="11.736" calcext:value-type="float">
            <text:p>11.7360</text:p>
          </table:table-cell>
          <table:table-cell office:value-type="float" office:value="0.9055" calcext:value-type="float">
            <text:p>0.9055</text:p>
          </table:table-cell>
          <table:table-cell table:formula="of:=0.1*[.E6]*[.A6]" office:value-type="float" office:value="0.0679125" calcext:value-type="float">
            <text:p>0.06791</text:p>
          </table:table-cell>
          <table:table-cell table:formula="of:=10*[.E6]/[.A6]" office:value-type="float" office:value="12.0733333333333" calcext:value-type="float">
            <text:p>12.0733</text:p>
          </table:table-cell>
          <table:table-cell office:value-type="float" office:value="50" calcext:value-type="float">
            <text:p>50</text:p>
          </table:table-cell>
          <table:table-cell office:value-type="float" office:value="12.524" calcext:value-type="float">
            <text:p>12.524</text:p>
          </table:table-cell>
          <table:covered-table-cell/>
          <table:table-cell table:formula="of:=[.H6]*[.I6]" office:value-type="float" office:value="626.2" calcext:value-type="float">
            <text:p>626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81" calcext:value-type="float">
            <text:p>1.1981</text:p>
          </table:table-cell>
          <table:table-cell table:formula="of:=0.1*[.A7]*[.B7]" office:value-type="float" office:value="0.11981" calcext:value-type="float">
            <text:p>0.11981</text:p>
          </table:table-cell>
          <table:table-cell table:formula="of:=10*[.B7]/[.A7]" office:value-type="float" office:value="11.981" calcext:value-type="float">
            <text:p>11.9810</text:p>
          </table:table-cell>
          <table:table-cell office:value-type="float" office:value="1.2311" calcext:value-type="float">
            <text:p>1.2311</text:p>
          </table:table-cell>
          <table:table-cell table:formula="of:=0.1*[.E7]*[.A7]" office:value-type="float" office:value="0.12311" calcext:value-type="float">
            <text:p>0.12311</text:p>
          </table:table-cell>
          <table:table-cell table:formula="of:=10*[.E7]/[.A7]" office:value-type="float" office:value="12.311" calcext:value-type="float">
            <text:p>12.3110</text:p>
          </table:table-cell>
          <table:table-cell office:value-type="float" office:value="58.9" calcext:value-type="float">
            <text:p>58.9</text:p>
          </table:table-cell>
          <table:table-cell office:value-type="float" office:value="12.855" calcext:value-type="float">
            <text:p>12.855</text:p>
          </table:table-cell>
          <table:covered-table-cell/>
          <table:table-cell table:formula="of:=[.H7]*[.I7]" office:value-type="float" office:value="757.1595" calcext:value-type="float">
            <text:p>757.15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5385" calcext:value-type="float">
            <text:p>1.5385</text:p>
          </table:table-cell>
          <table:table-cell table:formula="of:=0.1*[.A8]*[.B8]" office:value-type="float" office:value="0.1923125" calcext:value-type="float">
            <text:p>0.19231</text:p>
          </table:table-cell>
          <table:table-cell table:formula="of:=10*[.B8]/[.A8]" office:value-type="float" office:value="12.308" calcext:value-type="float">
            <text:p>12.3080</text:p>
          </table:table-cell>
          <table:table-cell office:value-type="float" office:value="1.5793" calcext:value-type="float">
            <text:p>1.5793</text:p>
          </table:table-cell>
          <table:table-cell table:formula="of:=0.1*[.E8]*[.A8]" office:value-type="float" office:value="0.1974125" calcext:value-type="float">
            <text:p>0.19741</text:p>
          </table:table-cell>
          <table:table-cell table:formula="of:=10*[.E8]/[.A8]" office:value-type="float" office:value="12.6344" calcext:value-type="float">
            <text:p>12.6344</text:p>
          </table:table-cell>
          <table:table-cell table:number-columns-repeated="2"/>
          <table:covered-table-cell/>
          <table:table-cell table:formula="of:=[.H8]*[.I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9142" calcext:value-type="float">
            <text:p>1.9142</text:p>
          </table:table-cell>
          <table:table-cell table:formula="of:=0.1*[.A9]*[.B9]" office:value-type="float" office:value="0.28713" calcext:value-type="float">
            <text:p>0.28713</text:p>
          </table:table-cell>
          <table:table-cell table:formula="of:=10*[.B9]/[.A9]" office:value-type="float" office:value="12.7613333333333" calcext:value-type="float">
            <text:p>12.7613</text:p>
          </table:table-cell>
          <table:table-cell office:value-type="float" office:value="1.9626" calcext:value-type="float">
            <text:p>1.9626</text:p>
          </table:table-cell>
          <table:table-cell table:formula="of:=0.1*[.E9]*[.A9]" office:value-type="float" office:value="0.29439" calcext:value-type="float">
            <text:p>0.29439</text:p>
          </table:table-cell>
          <table:table-cell table:formula="of:=10*[.E9]/[.A9]" office:value-type="float" office:value="13.084" calcext:value-type="float">
            <text:p>13.0840</text:p>
          </table:table-cell>
          <table:table-cell table:number-columns-repeated="2"/>
          <table:covered-table-cell/>
          <table:table-cell table:formula="of:=[.H9]*[.I9]" office:value-type="float" office:value="0" calcext:value-type="float">
            <text:p>0</text:p>
          </table:table-cell>
        </table:table-row>
        <table:table-row table:style-name="ro1">
          <table:table-cell table:style-name="ce14"/>
          <table:table-cell office:value-type="string" calcext:value-type="string">
            <text:p>K = 0.223 ± 0.003</text:p>
          </table:table-cell>
          <table:table-cell table:style-name="ce14" office:value-type="string" calcext:value-type="string">
            <text:p>B = 2.5586 ± 0.0013</text:p>
          </table:table-cell>
          <table:table-cell table:style-name="ce14"/>
          <table:table-cell office:value-type="string" calcext:value-type="string">
            <text:p>K = 0.2289 ± 0.0013</text:p>
          </table:table-cell>
          <table:table-cell table:style-name="ce16" office:value-type="string" calcext:value-type="string">
            <text:p>B = 2.6974 ± 0.0014</text:p>
          </table:table-cell>
          <table:table-cell table:style-name="ce16"/>
          <table:table-cell table:number-columns-repeated="2"/>
          <table:covered-table-cell/>
          <table:table-cell table:formula="of:=[.H10]*[.I10]" office:value-type="float" office:value="0" calcext:value-type="float">
            <text:p>0</text:p>
          </table:table-cell>
        </table:table-row>
        <table:table-row table:style-name="ro1">
          <table:table-cell table:style-name="ce14"/>
          <table:table-cell table:style-name="ce16" office:value-type="string" calcext:value-type="string" table:number-columns-spanned="3" table:number-rows-spanned="1">
            <text:p>39.9 *C</text:p>
          </table:table-cell>
          <table:covered-table-cell table:style-name="ce2"/>
          <table:covered-table-cell table:style-name="ce3"/>
          <table:table-cell table:style-name="ce14" office:value-type="string" calcext:value-type="string" table:number-columns-spanned="3" table:number-rows-spanned="1">
            <text:p>50 *C</text:p>
          </table:table-cell>
          <table:covered-table-cell table:style-name="ce3"/>
          <table:covered-table-cell table:style-name="ce2"/>
          <table:table-cell table:number-columns-repeated="2"/>
          <table:covered-table-cell/>
          <table:table-cell table:formula="of:=[.H11]*[.I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14" calcext:value-type="float">
            <text:p>0.1214</text:p>
          </table:table-cell>
          <table:table-cell table:formula="of:=0.1*[.A12]*[.B12]" office:value-type="float" office:value="0.001214" calcext:value-type="float">
            <text:p>0.00121</text:p>
          </table:table-cell>
          <table:table-cell table:formula="of:=10*[.B12]/[.A12]" office:value-type="float" office:value="12.14" calcext:value-type="float">
            <text:p>12.1400</text:p>
          </table:table-cell>
          <table:table-cell office:value-type="float" office:value="0.1255" calcext:value-type="float">
            <text:p>0.1255</text:p>
          </table:table-cell>
          <table:table-cell table:formula="of:=0.1*[.A12]*[.E12]" office:value-type="float" office:value="0.001255" calcext:value-type="float">
            <text:p>0.00126</text:p>
          </table:table-cell>
          <table:table-cell table:formula="of:=10*[.E12]/[.A12]" office:value-type="float" office:value="12.55" calcext:value-type="float">
            <text:p>12.5500</text:p>
          </table:table-cell>
          <table:table-cell table:number-columns-repeated="2"/>
          <table:covered-table-cell/>
          <table:table-cell table:formula="of:=[.H12]*[.I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429" calcext:value-type="float">
            <text:p>0.2429</text:p>
          </table:table-cell>
          <table:table-cell table:formula="of:=0.1*[.A13]*[.B13]" office:value-type="float" office:value="0.004858" calcext:value-type="float">
            <text:p>0.00486</text:p>
          </table:table-cell>
          <table:table-cell table:formula="of:=10*[.B13]/[.A13]" office:value-type="float" office:value="12.145" calcext:value-type="float">
            <text:p>12.1450</text:p>
          </table:table-cell>
          <table:table-cell office:value-type="float" office:value="0.2509" calcext:value-type="float">
            <text:p>0.2509</text:p>
          </table:table-cell>
          <table:table-cell table:formula="of:=0.1*[.A13]*[.E13]" office:value-type="float" office:value="0.005018" calcext:value-type="float">
            <text:p>0.00502</text:p>
          </table:table-cell>
          <table:table-cell table:formula="of:=10*[.E13]/[.A13]" office:value-type="float" office:value="12.545" calcext:value-type="float">
            <text:p>12.5450</text:p>
          </table:table-cell>
          <table:table-cell table:number-columns-repeated="2"/>
          <table:covered-table-cell/>
          <table:table-cell table:formula="of:=[.H13]*[.I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122" calcext:value-type="float">
            <text:p>0.6122</text:p>
          </table:table-cell>
          <table:table-cell table:formula="of:=0.1*[.A14]*[.B14]" office:value-type="float" office:value="0.03061" calcext:value-type="float">
            <text:p>0.03061</text:p>
          </table:table-cell>
          <table:table-cell table:formula="of:=10*[.B14]/[.A14]" office:value-type="float" office:value="12.244" calcext:value-type="float">
            <text:p>12.2440</text:p>
          </table:table-cell>
          <table:table-cell office:value-type="float" office:value="0.6324" calcext:value-type="float">
            <text:p>0.6324</text:p>
          </table:table-cell>
          <table:table-cell table:formula="of:=0.1*[.A14]*[.E14]" office:value-type="float" office:value="0.03162" calcext:value-type="float">
            <text:p>0.03162</text:p>
          </table:table-cell>
          <table:table-cell table:formula="of:=10*[.E14]/[.A14]" office:value-type="float" office:value="12.648" calcext:value-type="float">
            <text:p>12.6480</text:p>
          </table:table-cell>
          <table:table-cell table:number-columns-repeated="2"/>
          <table:covered-table-cell/>
          <table:table-cell table:formula="of:=[.H14]*[.I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303" calcext:value-type="float">
            <text:p>0.9303</text:p>
          </table:table-cell>
          <table:table-cell table:formula="of:=0.1*[.A15]*[.B15]" office:value-type="float" office:value="0.0697725" calcext:value-type="float">
            <text:p>0.06977</text:p>
          </table:table-cell>
          <table:table-cell table:formula="of:=10*[.B15]/[.A15]" office:value-type="float" office:value="12.404" calcext:value-type="float">
            <text:p>12.4040</text:p>
          </table:table-cell>
          <table:table-cell office:value-type="float" office:value="0.9605" calcext:value-type="float">
            <text:p>0.9605</text:p>
          </table:table-cell>
          <table:table-cell table:formula="of:=0.1*[.A15]*[.E15]" office:value-type="float" office:value="0.0720375" calcext:value-type="float">
            <text:p>0.07204</text:p>
          </table:table-cell>
          <table:table-cell table:formula="of:=10*[.E15]/[.A15]" office:value-type="float" office:value="12.8066666666667" calcext:value-type="float">
            <text:p>12.8067</text:p>
          </table:table-cell>
          <table:table-cell table:number-columns-repeated="2"/>
          <table:covered-table-cell/>
          <table:table-cell table:formula="of:=[.H15]*[.I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41" calcext:value-type="float">
            <text:p>1.2641</text:p>
          </table:table-cell>
          <table:table-cell table:formula="of:=0.1*[.A16]*[.B16]" office:value-type="float" office:value="0.12641" calcext:value-type="float">
            <text:p>0.12641</text:p>
          </table:table-cell>
          <table:table-cell table:formula="of:=10*[.B16]/[.A16]" office:value-type="float" office:value="12.641" calcext:value-type="float">
            <text:p>12.6410</text:p>
          </table:table-cell>
          <table:table-cell office:value-type="float" office:value="1.3042" calcext:value-type="float">
            <text:p>1.3042</text:p>
          </table:table-cell>
          <table:table-cell table:formula="of:=0.1*[.A16]*[.E16]" office:value-type="float" office:value="0.13042" calcext:value-type="float">
            <text:p>0.13042</text:p>
          </table:table-cell>
          <table:table-cell table:formula="of:=10*[.E16]/[.A16]" office:value-type="float" office:value="13.042" calcext:value-type="float">
            <text:p>13.0420</text:p>
          </table:table-cell>
          <table:table-cell table:number-columns-repeated="2"/>
          <table:covered-table-cell/>
          <table:table-cell table:formula="of:=[.H16]*[.I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6214" calcext:value-type="float">
            <text:p>1.6214</text:p>
          </table:table-cell>
          <table:table-cell table:formula="of:=0.1*[.A17]*[.B17]" office:value-type="float" office:value="0.202675" calcext:value-type="float">
            <text:p>0.20268</text:p>
          </table:table-cell>
          <table:table-cell table:formula="of:=10*[.B17]/[.A17]" office:value-type="float" office:value="12.9712" calcext:value-type="float">
            <text:p>12.9712</text:p>
          </table:table-cell>
          <table:table-cell office:value-type="float" office:value="1.6714" calcext:value-type="float">
            <text:p>1.6714</text:p>
          </table:table-cell>
          <table:table-cell table:formula="of:=0.1*[.A17]*[.E17]" office:value-type="float" office:value="0.208925" calcext:value-type="float">
            <text:p>0.20893</text:p>
          </table:table-cell>
          <table:table-cell table:formula="of:=10*[.E17]/[.A17]" office:value-type="float" office:value="13.3712" calcext:value-type="float">
            <text:p>13.3712</text:p>
          </table:table-cell>
          <table:table-cell table:number-columns-repeated="2"/>
          <table:covered-table-cell/>
          <table:table-cell table:formula="of:=[.H17]*[.I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0139" calcext:value-type="float">
            <text:p>2.0139</text:p>
          </table:table-cell>
          <table:table-cell table:formula="of:=0.1*[.A18]*[.B18]" office:value-type="float" office:value="0.302085" calcext:value-type="float">
            <text:p>0.30209</text:p>
          </table:table-cell>
          <table:table-cell table:formula="of:=10*[.B18]/[.A18]" office:value-type="float" office:value="13.426" calcext:value-type="float">
            <text:p>13.4260</text:p>
          </table:table-cell>
          <table:table-cell office:value-type="float" office:value="2.0741" calcext:value-type="float">
            <text:p>2.0741</text:p>
          </table:table-cell>
          <table:table-cell table:formula="of:=0.1*[.A18]*[.E18]" office:value-type="float" office:value="0.311115" calcext:value-type="float">
            <text:p>0.31112</text:p>
          </table:table-cell>
          <table:table-cell table:formula="of:=10*[.E18]/[.A18]" office:value-type="float" office:value="13.8273333333333" calcext:value-type="float">
            <text:p>13.8273</text:p>
          </table:table-cell>
          <table:table-cell table:number-columns-repeated="2"/>
          <table:covered-table-cell/>
          <table:table-cell table:formula="of:=[.H18]*[.I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 = 0.2337 ± 0.0013</text:p>
          </table:table-cell>
          <table:table-cell table:style-name="ce14" office:value-type="string" calcext:value-type="string">
            <text:p>B = 2.8315 ± 0.0015</text:p>
          </table:table-cell>
          <table:table-cell table:style-name="ce14"/>
          <table:table-cell office:value-type="string" calcext:value-type="string">
            <text:p>K = 0.2414 ± 0.0013</text:p>
          </table:table-cell>
          <table:table-cell table:style-name="ce16" office:value-type="string" calcext:value-type="string">
            <text:p>B = 3.0234 ± 0.0015</text:p>
          </table:table-cell>
          <table:table-cell table:style-name="ce16"/>
          <table:table-cell table:number-columns-repeated="2"/>
          <table:covered-table-cell/>
          <table:table-cell table:formula="of:=[.H19]*[.I1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58.9 *C</text:p>
          </table:table-cell>
          <table:covered-table-cell table:style-name="ce2"/>
          <table:covered-table-cell table:style-name="ce3"/>
          <table:table-cell/>
          <table:table-cell table:style-name="ce3"/>
          <table:table-cell table:style-name="ce2"/>
          <table:table-cell table:number-columns-repeated="2"/>
          <table:covered-table-cell/>
          <table:table-cell table:formula="of:=[.H20]*[.I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87" calcext:value-type="float">
            <text:p>0.1287</text:p>
          </table:table-cell>
          <table:table-cell table:formula="of:=0.1*[.A21]*[.B21]" office:value-type="float" office:value="0.001287" calcext:value-type="float">
            <text:p>0.00129</text:p>
          </table:table-cell>
          <table:table-cell table:formula="of:=10*[.B21]/[.A21]" office:value-type="float" office:value="12.87" calcext:value-type="float">
            <text:p>12.8700</text:p>
          </table:table-cell>
          <table:table-cell table:style-name="ce14" office:value-type="string" calcext:value-type="string" table:number-columns-spanned="2" table:number-rows-spanned="1">
            <text:p>K = 0.2406 ± 0.0014</text:p>
          </table:table-cell>
          <table:covered-table-cell table:style-name="ce3"/>
          <table:table-cell table:style-name="ce2"/>
          <table:table-cell table:number-columns-repeated="2"/>
          <table:covered-table-cell/>
          <table:table-cell table:formula="of:=[.H21]*[.I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77" calcext:value-type="float">
            <text:p>0.2577</text:p>
          </table:table-cell>
          <table:table-cell table:formula="of:=0.1*[.A22]*[.B22]" office:value-type="float" office:value="0.005154" calcext:value-type="float">
            <text:p>0.00515</text:p>
          </table:table-cell>
          <table:table-cell table:formula="of:=10*[.B22]/[.A22]" office:value-type="float" office:value="12.885" calcext:value-type="float">
            <text:p>12.8850</text:p>
          </table:table-cell>
          <table:table-cell table:style-name="ce14" office:value-type="string" calcext:value-type="string" table:number-columns-spanned="2" table:number-rows-spanned="1">
            <text:p>B = 3.0928 ± 0.0016</text:p>
          </table:table-cell>
          <table:covered-table-cell table:style-name="ce3"/>
          <table:table-cell table:style-name="ce2"/>
          <table:table-cell table:number-columns-repeated="2"/>
          <table:covered-table-cell/>
          <table:table-cell table:formula="of:=[.H22]*[.I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493" calcext:value-type="float">
            <text:p>0.6493</text:p>
          </table:table-cell>
          <table:table-cell table:formula="of:=0.1*[.A23]*[.B23]" office:value-type="float" office:value="0.032465" calcext:value-type="float">
            <text:p>0.03247</text:p>
          </table:table-cell>
          <table:table-cell table:formula="of:=10*[.B23]/[.A23]" office:value-type="float" office:value="12.986" calcext:value-type="float">
            <text:p>12.9860</text:p>
          </table:table-cell>
          <table:table-cell table:style-name="ce14"/>
          <table:table-cell table:style-name="ce3"/>
          <table:table-cell table:style-name="ce2"/>
          <table:table-cell table:number-columns-repeated="2"/>
          <table:covered-table-cell/>
          <table:table-cell table:formula="of:=[.H23]*[.I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863" calcext:value-type="float">
            <text:p>0.9863</text:p>
          </table:table-cell>
          <table:table-cell table:formula="of:=0.1*[.A24]*[.B24]" office:value-type="float" office:value="0.0739725" calcext:value-type="float">
            <text:p>0.07397</text:p>
          </table:table-cell>
          <table:table-cell table:formula="of:=10*[.B24]/[.A24]" office:value-type="float" office:value="13.1506666666667" calcext:value-type="float">
            <text:p>13.1507</text:p>
          </table:table-cell>
          <table:table-cell/>
          <table:table-cell table:style-name="ce3"/>
          <table:table-cell table:style-name="ce2"/>
          <table:table-cell table:number-columns-repeated="2"/>
          <table:covered-table-cell/>
          <table:table-cell table:formula="of:=[.H24]*[.I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95" calcext:value-type="float">
            <text:p>1.3395</text:p>
          </table:table-cell>
          <table:table-cell table:formula="of:=0.1*[.A25]*[.B25]" office:value-type="float" office:value="0.13395" calcext:value-type="float">
            <text:p>0.13395</text:p>
          </table:table-cell>
          <table:table-cell table:formula="of:=10*[.B25]/[.A25]" office:value-type="float" office:value="13.395" calcext:value-type="float">
            <text:p>13.3950</text:p>
          </table:table-cell>
          <table:table-cell/>
          <table:table-cell table:style-name="ce3"/>
          <table:table-cell table:style-name="ce2"/>
          <table:table-cell table:number-columns-repeated="2"/>
          <table:covered-table-cell/>
          <table:table-cell table:formula="of:=[.H25]*[.I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7162" calcext:value-type="float">
            <text:p>1.7162</text:p>
          </table:table-cell>
          <table:table-cell table:formula="of:=0.1*[.A26]*[.B26]" office:value-type="float" office:value="0.214525" calcext:value-type="float">
            <text:p>0.21453</text:p>
          </table:table-cell>
          <table:table-cell table:formula="of:=10*[.B26]/[.A26]" office:value-type="float" office:value="13.7296" calcext:value-type="float">
            <text:p>13.7296</text:p>
          </table:table-cell>
          <table:table-cell/>
          <table:table-cell table:style-name="ce3"/>
          <table:table-cell table:style-name="ce2"/>
          <table:table-cell table:number-columns-repeated="2"/>
          <table:covered-table-cell/>
          <table:table-cell table:formula="of:=[.H26]*[.I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1296" calcext:value-type="float">
            <text:p>2.1296</text:p>
          </table:table-cell>
          <table:table-cell table:formula="of:=0.1*[.A27]*[.B27]" office:value-type="float" office:value="0.31944" calcext:value-type="float">
            <text:p>0.31944</text:p>
          </table:table-cell>
          <table:table-cell table:formula="of:=10*[.B27]/[.A27]" office:value-type="float" office:value="14.1973333333333" calcext:value-type="float">
            <text:p>14.1973</text:p>
          </table:table-cell>
          <table:table-cell/>
          <table:table-cell table:style-name="ce3"/>
          <table:table-cell table:style-name="ce2"/>
          <table:table-cell table:number-columns-repeated="2"/>
          <table:covered-table-cell/>
          <table:table-cell table:formula="of:=[.H27]*[.I2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0" table:formula="of:=SUM([.K3:.K27])/[.J3]" office:value-type="float" office:value="499.45926" calcext:value-type="float">
            <text:p>499.45926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table:style-name="ce3" office:value-type="string" calcext:value-type="string">
            <text:p>k0</text:p>
          </table:table-cell>
          <table:table-cell table:style-name="ce2" table:formula="of:=[.J3]*[.K28]/SUMSQ([.H3:.H27])" office:value-type="float" office:value="0.275511135529438" calcext:value-type="float">
            <text:p>0.275511135529438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336707442320095" calcext:value-type="float">
            <text:p>0.0336707442320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table:style-name="ce3" office:value-type="string" calcext:value-type="string">
            <text:p>k</text:p>
          </table:table-cell>
          <table:table-cell table:style-name="ce2" table:formula="of:=([.K28] - SUM([.H3:.H27])*SUM([.I3:.I27])/[.J3]^2)/(SUMSQ([.H3:.H27])/[.J3] - (SUM([.H3:.H27])/[.J3])^2)" office:value-type="float" office:value="0.0384560073589965" calcext:value-type="float">
            <text:p>0.038456007358997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00416170445493153" calcext:value-type="float">
            <text:p>0.00041617044549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table:style-name="ce3" office:value-type="string" calcext:value-type="string">
            <text:p>b</text:p>
          </table:table-cell>
          <table:table-cell table:style-name="ce2" table:formula="of:=SUM([.I3:.I27])/[.J3] - [.G30]*SUM([.H3:.H27])/[.J3]" office:value-type="float" office:value="10.5900552213719" calcext:value-type="float">
            <text:p>10.5900552213719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00536375091458937" calcext:value-type="float">
            <text:p>0.005363750914589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Default"/>
          <table:table-cell table:style-name="Default" table:formula="of:=LN([.C36])" office:value-type="float" office:value="5.68934542685843" calcext:value-type="float">
            <text:p>5.68934542685843</text:p>
          </table:table-cell>
          <table:table-cell table:style-name="Default" table:formula="of:=[.D36]+273.1" office:value-type="float" office:value="295.7" calcext:value-type="float">
            <text:p>295.7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 office:value-type="float" office:value="0.2245" calcext:value-type="float">
            <text:p>0.2245</text:p>
          </table:table-cell>
          <table:table-cell table:style-name="Default" office:value-type="float" office:value="0.0385" calcext:value-type="float">
            <text:p>0.0385</text:p>
          </table:table-cell>
          <table:table-cell table:style-name="Default" table:formula="of:= 1/(2*3.14159*0.347)*LN(10/0.055)" office:value-type="float" office:value="2.38641213880808" calcext:value-type="float">
            <text:p>2.38641213880808</text:p>
          </table:table-cell>
          <table:table-cell table:style-name="Default" table:formula="of:=[.E36]*[.F36]*[.G36]" office:value-type="float" office:value="0.0206263567187529" calcext:value-type="float">
            <text:p>0.020626356718753</text:p>
          </table:table-cell>
          <table:table-cell table:style-name="Default" table:formula="of:=LN([.H36])" office:value-type="float" office:value="-3.88118556862165" calcext:value-type="float">
            <text:p>-3.88118556862165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LN([.C37])" office:value-type="float" office:value="5.71899944046106" calcext:value-type="float">
            <text:p>5.71899944046106</text:p>
          </table:table-cell>
          <table:table-cell table:style-name="Default" table:formula="of:=[.D37]+273.1" office:value-type="float" office:value="304.6" calcext:value-type="float">
            <text:p>304.6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office:value-type="float" office:value="0.2289" calcext:value-type="float">
            <text:p>0.2289</text:p>
          </table:table-cell>
          <table:table-cell table:style-name="Default" office:value-type="float" office:value="0.0385" calcext:value-type="float">
            <text:p>0.0385</text:p>
          </table:table-cell>
          <table:table-cell table:style-name="Default" table:formula="of:= 1/(2*3.14159*0.347)*LN(10/0.055)" office:value-type="float" office:value="2.38641213880808" calcext:value-type="float">
            <text:p>2.38641213880808</text:p>
          </table:table-cell>
          <table:table-cell table:style-name="Default" table:formula="of:=[.E37]*[.F37]*[.G37]" office:value-type="float" office:value="0.021030614935067" calcext:value-type="float">
            <text:p>0.021030614935067</text:p>
          </table:table-cell>
          <table:table-cell table:style-name="Default" table:formula="of:=LN([.H37])" office:value-type="float" office:value="-3.86177604884544" calcext:value-type="float">
            <text:p>-3.86177604884544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LN([.C38])" office:value-type="float" office:value="5.74620319054015" calcext:value-type="float">
            <text:p>5.74620319054015</text:p>
          </table:table-cell>
          <table:table-cell table:style-name="Default" table:formula="of:=[.D38]+273.1" office:value-type="float" office:value="313" calcext:value-type="float">
            <text:p>313</text:p>
          </table:table-cell>
          <table:table-cell table:style-name="Default" office:value-type="float" office:value="39.9" calcext:value-type="float">
            <text:p>39.9</text:p>
          </table:table-cell>
          <table:table-cell table:style-name="Default" office:value-type="float" office:value="0.2337" calcext:value-type="float">
            <text:p>0.2337</text:p>
          </table:table-cell>
          <table:table-cell table:style-name="Default" office:value-type="float" office:value="0.0385" calcext:value-type="float">
            <text:p>0.0385</text:p>
          </table:table-cell>
          <table:table-cell table:style-name="Default" table:formula="of:= 1/(2*3.14159*0.347)*LN(10/0.055)" office:value-type="float" office:value="2.38641213880808" calcext:value-type="float">
            <text:p>2.38641213880808</text:p>
          </table:table-cell>
          <table:table-cell table:style-name="Default" office:value-type="float" office:value="0.02137" calcext:value-type="float">
            <text:p>0.02137</text:p>
          </table:table-cell>
          <table:table-cell table:style-name="Default" table:formula="of:=LN([.H38])" office:value-type="float" office:value="-3.84576720965108" calcext:value-type="float">
            <text:p>-3.84576720965108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LN([.C39])" office:value-type="float" office:value="5.77796187283045" calcext:value-type="float">
            <text:p>5.77796187283045</text:p>
          </table:table-cell>
          <table:table-cell table:style-name="Default" table:formula="of:=[.D39]+273.1" office:value-type="float" office:value="323.1" calcext:value-type="float">
            <text:p>323.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0.0385" calcext:value-type="float">
            <text:p>0.0385</text:p>
          </table:table-cell>
          <table:table-cell table:style-name="Default" table:formula="of:= 1/(2*3.14159*0.347)*LN(10/0.055)" office:value-type="float" office:value="2.38641213880808" calcext:value-type="float">
            <text:p>2.38641213880808</text:p>
          </table:table-cell>
          <table:table-cell table:style-name="Default" office:value-type="float" office:value="0.02175" calcext:value-type="float">
            <text:p>0.02175</text:p>
          </table:table-cell>
          <table:table-cell table:style-name="Default" table:formula="of:=LN([.H39])" office:value-type="float" office:value="-3.82814152144744" calcext:value-type="float">
            <text:p>-3.82814152144744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LN([.C40])" office:value-type="float" office:value="5.80513496891649" calcext:value-type="float">
            <text:p>5.80513496891649</text:p>
          </table:table-cell>
          <table:table-cell table:style-name="Default" table:formula="of:=[.D40]+273.1" office:value-type="float" office:value="332" calcext:value-type="float">
            <text:p>332</text:p>
          </table:table-cell>
          <table:table-cell table:style-name="Default" office:value-type="float" office:value="58.9" calcext:value-type="float">
            <text:p>58.9</text:p>
          </table:table-cell>
          <table:table-cell table:style-name="Default" office:value-type="float" office:value="0.2452" calcext:value-type="float">
            <text:p>0.2452</text:p>
          </table:table-cell>
          <table:table-cell table:style-name="Default" office:value-type="float" office:value="0.0385" calcext:value-type="float">
            <text:p>0.0385</text:p>
          </table:table-cell>
          <table:table-cell table:style-name="Default" table:formula="of:= 1/(2*3.14159*0.347)*LN(10/0.055)" office:value-type="float" office:value="2.38641213880808" calcext:value-type="float">
            <text:p>2.38641213880808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table:formula="of:=LN([.H40])" office:value-type="float" office:value="-3.81671282562382" calcext:value-type="float">
            <text:p>-3.8167128256238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5" loext:min-decimal-places="5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0:52:31.28744346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5-04T01:55:08.925312895</dc:date>
    <meta:editing-duration>PT19H55M41S</meta:editing-duration>
    <meta:editing-cycles>9</meta:editing-cycles>
    <meta:generator>LibreOffice/5.3.2.2$Linux_X86_64 LibreOffice_project/30m0$Build-2</meta:generator>
    <meta:document-statistic meta:table-count="1" meta:cell-count="2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5" loext:regression-extrapolate-backward="21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  <style:graphic-properties svg:stroke-color="#7e0021"/>
    </style:style>
    <style:style style:name="ch12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  <style:graphic-properties svg:stroke-color="#579d1c"/>
    </style:style>
    <style:style style:name="ch14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10" loext:regression-extrapolate-backward="20" loext:regression-force-intercept="false" loext:regression-intercept-value="0" chart:regression-type="linear"/>
      <style:graphic-properties svg:stroke-color="#ffd320"/>
    </style:style>
    <style:style style:name="ch16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color="#ff42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title svg:x="3.789cm" svg:y="0.316cm" chart:style-name="ch2">
          <text:p>Зависимость Q(R) для различных T</text:p>
        </chart:title>
        <chart:plot-area chart:style-name="ch3" table:cell-range-address="Лист1.C3:Лист1.D9 Лист1.C21:Лист1.C27 Лист1.F12:Лист1.F18 Лист1.C12:Лист1.C18 Лист1.F3:Лист1.F9" svg:x="0.317cm" svg:y="1.043cm" svg:width="14.701cm" svg:height="7.774cm">
          <chartooo:coordinate-region svg:x="1.31cm" svg:y="1.242cm" svg:width="13.231cm" svg:height="6.928cm"/>
          <chart:axis chart:dimension="x" chart:name="primary-x" chart:style-name="ch4">
            <chart:title svg:x="14.73cm" svg:y="7.884cm" chart:style-name="ch5">
              <text:p>R, Ом</text:p>
            </chart:title>
            <chart:grid chart:style-name="ch6" chart:class="major"/>
          </chart:axis>
          <chart:axis chart:dimension="y" chart:name="primary-y" chart:style-name="ch4">
            <chart:title svg:x="0.752cm" svg:y="0.508cm" chart:style-name="ch5">
              <text:p>Q, Вт</text:p>
            </chart:title>
            <chart:grid chart:style-name="ch6" chart:class="major"/>
          </chart:axis>
          <chart:series chart:style-name="ch7" chart:values-cell-range-address="Лист1.C3:Лист1.C9" chart:class="chart:scatter">
            <chart:domain table:cell-range-address="Лист1.D3:Лист1.D9"/>
            <chart:regression-curve chart:style-name="ch8"/>
            <chart:data-point chart:repeated="5"/>
            <chart:data-point chart:style-name="ch9" chart:repeated="2"/>
          </chart:series>
          <chart:series chart:style-name="ch10" chart:values-cell-range-address="Лист1.C21:Лист1.C27" chart:class="chart:scatter">
            <chart:domain table:cell-range-address="Лист1.D21:Лист1.D27"/>
            <chart:regression-curve chart:style-name="ch11"/>
            <chart:data-point chart:repeated="7"/>
          </chart:series>
          <chart:series chart:style-name="ch12" chart:values-cell-range-address="Лист1.F12:Лист1.F18" chart:class="chart:scatter">
            <chart:domain table:cell-range-address="Лист1.G12:Лист1.G18"/>
            <chart:regression-curve chart:style-name="ch13"/>
            <chart:data-point chart:repeated="7"/>
          </chart:series>
          <chart:series chart:style-name="ch14" chart:values-cell-range-address="Лист1.C12:Лист1.C18" chart:class="chart:scatter">
            <chart:domain table:cell-range-address="Лист1.D12:Лист1.D18"/>
            <chart:regression-curve chart:style-name="ch15"/>
            <chart:data-point chart:repeated="7"/>
          </chart:series>
          <chart:series chart:style-name="ch16" chart:values-cell-range-address="Лист1.F3:Лист1.F9" chart:class="chart:scatter">
            <chart:domain table:cell-range-address="Лист1.G3:Лист1.G9"/>
            <chart:regression-curve chart:style-name="ch17"/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1">
                <text:p>11.51</text:p>
                <draw:g>
                  <svg:desc>Лист1.D3:Лист1.D9</svg:desc>
                </draw:g>
              </table:table-cell>
              <table:table-cell office:value-type="float" office:value="0.001151">
                <text:p>0.001151</text:p>
                <draw:g>
                  <svg:desc>Лист1.C3:Лист1.C9</svg:desc>
                </draw:g>
              </table:table-cell>
              <table:table-cell office:value-type="float" office:value="12.87">
                <text:p>12.87</text:p>
                <draw:g>
                  <svg:desc>Лист1.D21:Лист1.D27</svg:desc>
                </draw:g>
              </table:table-cell>
              <table:table-cell office:value-type="float" office:value="0.001287">
                <text:p>0.001287</text:p>
                <draw:g>
                  <svg:desc>Лист1.C21:Лист1.C27</svg:desc>
                </draw:g>
              </table:table-cell>
              <table:table-cell office:value-type="float" office:value="12.55">
                <text:p>12.55</text:p>
                <draw:g>
                  <svg:desc>Лист1.G12:Лист1.G18</svg:desc>
                </draw:g>
              </table:table-cell>
              <table:table-cell office:value-type="float" office:value="0.001255">
                <text:p>0.001255</text:p>
                <draw:g>
                  <svg:desc>Лист1.F12:Лист1.F18</svg:desc>
                </draw:g>
              </table:table-cell>
              <table:table-cell office:value-type="float" office:value="12.14">
                <text:p>12.14</text:p>
                <draw:g>
                  <svg:desc>Лист1.D12:Лист1.D18</svg:desc>
                </draw:g>
              </table:table-cell>
              <table:table-cell office:value-type="float" office:value="0.001214">
                <text:p>0.001214</text:p>
                <draw:g>
                  <svg:desc>Лист1.C12:Лист1.C18</svg:desc>
                </draw:g>
              </table:table-cell>
              <table:table-cell office:value-type="float" office:value="11.79">
                <text:p>11.79</text:p>
                <draw:g>
                  <svg:desc>Лист1.G3:Лист1.G9</svg:desc>
                </draw:g>
              </table:table-cell>
              <table:table-cell office:value-type="float" office:value="0.001179">
                <text:p>0.001179</text:p>
                <draw:g>
                  <svg:desc>Лист1.F3:Лист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3">
                <text:p>11.53</text:p>
              </table:table-cell>
              <table:table-cell office:value-type="float" office:value="0.004588">
                <text:p>0.004588</text:p>
              </table:table-cell>
              <table:table-cell office:value-type="float" office:value="12.885">
                <text:p>12.885</text:p>
              </table:table-cell>
              <table:table-cell office:value-type="float" office:value="0.005154">
                <text:p>0.005154</text:p>
              </table:table-cell>
              <table:table-cell office:value-type="float" office:value="12.545">
                <text:p>12.545</text:p>
              </table:table-cell>
              <table:table-cell office:value-type="float" office:value="0.005018">
                <text:p>0.005018</text:p>
              </table:table-cell>
              <table:table-cell office:value-type="float" office:value="12.145">
                <text:p>12.145</text:p>
              </table:table-cell>
              <table:table-cell office:value-type="float" office:value="0.004858">
                <text:p>0.004858</text:p>
              </table:table-cell>
              <table:table-cell office:value-type="float" office:value="11.82">
                <text:p>11.82</text:p>
              </table:table-cell>
              <table:table-cell office:value-type="float" office:value="0.004728">
                <text:p>0.004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8">
                <text:p>11.58</text:p>
              </table:table-cell>
              <table:table-cell office:value-type="float" office:value="0.02895">
                <text:p>0.02895</text:p>
              </table:table-cell>
              <table:table-cell office:value-type="float" office:value="12.986">
                <text:p>12.986</text:p>
              </table:table-cell>
              <table:table-cell office:value-type="float" office:value="0.032465">
                <text:p>0.032465</text:p>
              </table:table-cell>
              <table:table-cell office:value-type="float" office:value="12.648">
                <text:p>12.648</text:p>
              </table:table-cell>
              <table:table-cell office:value-type="float" office:value="0.03162">
                <text:p>0.03162</text:p>
              </table:table-cell>
              <table:table-cell office:value-type="float" office:value="12.244">
                <text:p>12.244</text:p>
              </table:table-cell>
              <table:table-cell office:value-type="float" office:value="0.03061">
                <text:p>0.03061</text:p>
              </table:table-cell>
              <table:table-cell office:value-type="float" office:value="11.916">
                <text:p>11.916</text:p>
              </table:table-cell>
              <table:table-cell office:value-type="float" office:value="0.02979">
                <text:p>0.02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36">
                <text:p>11.736</text:p>
              </table:table-cell>
              <table:table-cell office:value-type="float" office:value="0.066015">
                <text:p>0.066015</text:p>
              </table:table-cell>
              <table:table-cell office:value-type="float" office:value="13.1506666666667">
                <text:p>13.1506666666667</text:p>
              </table:table-cell>
              <table:table-cell office:value-type="float" office:value="0.0739725">
                <text:p>0.0739725</text:p>
              </table:table-cell>
              <table:table-cell office:value-type="float" office:value="12.8066666666667">
                <text:p>12.8066666666667</text:p>
              </table:table-cell>
              <table:table-cell office:value-type="float" office:value="0.0720375">
                <text:p>0.0720375</text:p>
              </table:table-cell>
              <table:table-cell office:value-type="float" office:value="12.404">
                <text:p>12.404</text:p>
              </table:table-cell>
              <table:table-cell office:value-type="float" office:value="0.0697725">
                <text:p>0.0697725</text:p>
              </table:table-cell>
              <table:table-cell office:value-type="float" office:value="12.0733333333333">
                <text:p>12.0733333333333</text:p>
              </table:table-cell>
              <table:table-cell office:value-type="float" office:value="0.0679125">
                <text:p>0.0679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81">
                <text:p>11.981</text:p>
              </table:table-cell>
              <table:table-cell office:value-type="float" office:value="0.11981">
                <text:p>0.11981</text:p>
              </table:table-cell>
              <table:table-cell office:value-type="float" office:value="13.395">
                <text:p>13.395</text:p>
              </table:table-cell>
              <table:table-cell office:value-type="float" office:value="0.13395">
                <text:p>0.13395</text:p>
              </table:table-cell>
              <table:table-cell office:value-type="float" office:value="13.042">
                <text:p>13.042</text:p>
              </table:table-cell>
              <table:table-cell office:value-type="float" office:value="0.13042">
                <text:p>0.13042</text:p>
              </table:table-cell>
              <table:table-cell office:value-type="float" office:value="12.641">
                <text:p>12.641</text:p>
              </table:table-cell>
              <table:table-cell office:value-type="float" office:value="0.12641">
                <text:p>0.12641</text:p>
              </table:table-cell>
              <table:table-cell office:value-type="float" office:value="12.311">
                <text:p>12.311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308">
                <text:p>12.308</text:p>
              </table:table-cell>
              <table:table-cell office:value-type="float" office:value="0.1923125">
                <text:p>0.1923125</text:p>
              </table:table-cell>
              <table:table-cell office:value-type="float" office:value="13.7296">
                <text:p>13.7296</text:p>
              </table:table-cell>
              <table:table-cell office:value-type="float" office:value="0.214525">
                <text:p>0.214525</text:p>
              </table:table-cell>
              <table:table-cell office:value-type="float" office:value="13.3712">
                <text:p>13.3712</text:p>
              </table:table-cell>
              <table:table-cell office:value-type="float" office:value="0.208925">
                <text:p>0.208925</text:p>
              </table:table-cell>
              <table:table-cell office:value-type="float" office:value="12.9712">
                <text:p>12.9712</text:p>
              </table:table-cell>
              <table:table-cell office:value-type="float" office:value="0.202675">
                <text:p>0.202675</text:p>
              </table:table-cell>
              <table:table-cell office:value-type="float" office:value="12.6344">
                <text:p>12.6344</text:p>
              </table:table-cell>
              <table:table-cell office:value-type="float" office:value="0.1974125">
                <text:p>0.1974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613333333333">
                <text:p>12.7613333333333</text:p>
              </table:table-cell>
              <table:table-cell office:value-type="float" office:value="0.28713">
                <text:p>0.28713</text:p>
              </table:table-cell>
              <table:table-cell office:value-type="float" office:value="14.1973333333333">
                <text:p>14.1973333333333</text:p>
              </table:table-cell>
              <table:table-cell office:value-type="float" office:value="0.31944">
                <text:p>0.31944</text:p>
              </table:table-cell>
              <table:table-cell office:value-type="float" office:value="13.8273333333333">
                <text:p>13.8273333333333</text:p>
              </table:table-cell>
              <table:table-cell office:value-type="float" office:value="0.311115">
                <text:p>0.311115</text:p>
              </table:table-cell>
              <table:table-cell office:value-type="float" office:value="13.426">
                <text:p>13.426</text:p>
              </table:table-cell>
              <table:table-cell office:value-type="float" office:value="0.302085">
                <text:p>0.302085</text:p>
              </table:table-cell>
              <table:table-cell office:value-type="float" office:value="13.084">
                <text:p>13.084</text:p>
              </table:table-cell>
              <table:table-cell office:value-type="float" office:value="0.29439">
                <text:p>0.29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2cm" svg:height="9.005cm" xlink:href=".." xlink:type="simple" chart:class="chart:scatter" chart:style-name="ch1">
        <chart:title svg:x="6.292cm" svg:y="0.316cm" chart:style-name="ch2">
          <text:p>Зависимость R(T)</text:p>
        </chart:title>
        <chart:plot-area chart:style-name="ch3" table:cell-range-address="Лист1.H3:Лист1.I7" svg:x="0.024cm" svg:y="1.273cm" svg:width="15.798cm" svg:height="7.659cm">
          <chartooo:coordinate-region svg:x="1.016cm" svg:y="1.472cm" svg:width="14.593cm" svg:height="6.813cm"/>
          <chart:axis chart:dimension="x" chart:name="primary-x" chart:style-name="ch4">
            <chart:title svg:x="15.822cm" svg:y="7.999cm" chart:style-name="ch5">
              <text:p>T, ºС</text:p>
            </chart:title>
            <chart:grid chart:style-name="ch6" chart:class="major"/>
          </chart:axis>
          <chart:axis chart:dimension="y" chart:name="primary-y" chart:style-name="ch4">
            <chart:title svg:x="0.535cm" svg:y="0.696cm" chart:style-name="ch5">
              <text:p>R, Ом</text:p>
            </chart:title>
            <chart:grid chart:style-name="ch6" chart:class="major"/>
          </chart:axis>
          <chart:series chart:style-name="ch7" chart:values-cell-range-address="Лист1.I3:Лист1.I7" chart:class="chart:scatter">
            <chart:domain table:cell-range-address="Лист1.H3:Лист1.H7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6">
                <text:p>22.6</text:p>
                <draw:g>
                  <svg:desc>Лист1.H3:Лист1.H7</svg:desc>
                </draw:g>
              </table:table-cell>
              <table:table-cell office:value-type="float" office:value="11.474">
                <text:p>11.474</text:p>
                <draw:g>
                  <svg:desc>Лист1.I3:Лист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11.784">
                <text:p>11.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9">
                <text:p>39.9</text:p>
              </table:table-cell>
              <table:table-cell office:value-type="float" office:value="12.116">
                <text:p>12.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.524">
                <text:p>12.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9">
                <text:p>58.9</text:p>
              </table:table-cell>
              <table:table-cell office:value-type="float" office:value="12.855">
                <text:p>12.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3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5" loext:regression-extrapolate-backward="21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  <style:graphic-properties svg:stroke-color="#7e0021"/>
    </style:style>
    <style:style style:name="ch12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  <style:graphic-properties svg:stroke-color="#579d1c"/>
    </style:style>
    <style:style style:name="ch14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10" loext:regression-extrapolate-backward="20" loext:regression-force-intercept="false" loext:regression-intercept-value="0" chart:regression-type="linear"/>
      <style:graphic-properties svg:stroke-color="#ffd320"/>
    </style:style>
    <style:style style:name="ch16" style:family="chart" style:data-style-name="N123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color="#ff42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789cm" svg:y="0.316cm" chart:style-name="ch2">
          <text:p>Зависимость Q(R) для различных T</text:p>
        </chart:title>
        <chart:plot-area chart:style-name="ch3" chart:data-source-has-labels="both" svg:x="0.317cm" svg:y="1.043cm" svg:width="14.701cm" svg:height="7.774cm">
          <chartooo:coordinate-region svg:x="1.31cm" svg:y="1.242cm" svg:width="13.231cm" svg:height="6.928cm"/>
          <chart:axis chart:dimension="x" chart:name="primary-x" chart:style-name="ch4" chartooo:axis-type="auto">
            <chart:title svg:x="14.732cm" svg:y="7.884cm" chart:style-name="ch5">
              <text:p>R, Ом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4">
            <chart:title svg:x="0.752cm" svg:y="0.508cm" chart:style-name="ch5">
              <text:p>Q, Вт</text:p>
            </chart:title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regression-curve chart:style-name="ch8"/>
            <chart:data-point chart:repeated="5"/>
            <chart:data-point chart:style-name="ch9" chart:repeated="2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regression-curve chart:style-name="ch11"/>
            <chart:data-point chart:repeated="7"/>
          </chart:series>
          <chart:series chart:style-name="ch12" chart:values-cell-range-address="local-table.$G$2:.$G$8" chart:label-cell-address="local-table.$G$1" chart:class="chart:scatter">
            <chart:domain table:cell-range-address="local-table.$F$2:.$F$8"/>
            <chart:regression-curve chart:style-name="ch13"/>
            <chart:data-point chart:repeated="7"/>
          </chart:series>
          <chart:series chart:style-name="ch14" chart:values-cell-range-address="local-table.$I$2:.$I$8" chart:label-cell-address="local-table.$I$1" chart:class="chart:scatter">
            <chart:domain table:cell-range-address="local-table.$H$2:.$H$8"/>
            <chart:regression-curve chart:style-name="ch15"/>
            <chart:data-point chart:repeated="7"/>
          </chart:series>
          <chart:series chart:style-name="ch16" chart:values-cell-range-address="local-table.$K$2:.$K$8" chart:label-cell-address="local-table.$K$1" chart:class="chart:scatter">
            <chart:domain table:cell-range-address="local-table.$J$2:.$J$8"/>
            <chart:regression-curve chart:style-name="ch17"/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1">
                <text:p>11.51</text:p>
              </table:table-cell>
              <table:table-cell office:value-type="float" office:value="0.001151">
                <text:p>0.001151</text:p>
              </table:table-cell>
              <table:table-cell office:value-type="float" office:value="12.87">
                <text:p>12.87</text:p>
              </table:table-cell>
              <table:table-cell office:value-type="float" office:value="0.001287">
                <text:p>0.001287</text:p>
              </table:table-cell>
              <table:table-cell office:value-type="float" office:value="12.55">
                <text:p>12.55</text:p>
              </table:table-cell>
              <table:table-cell office:value-type="float" office:value="0.001255">
                <text:p>0.001255</text:p>
              </table:table-cell>
              <table:table-cell office:value-type="float" office:value="12.14">
                <text:p>12.14</text:p>
              </table:table-cell>
              <table:table-cell office:value-type="float" office:value="0.001214">
                <text:p>0.001214</text:p>
              </table:table-cell>
              <table:table-cell office:value-type="float" office:value="11.79">
                <text:p>11.79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7">
                <text:p>11.47</text:p>
              </table:table-cell>
              <table:table-cell office:value-type="float" office:value="0.004588">
                <text:p>0.004588</text:p>
              </table:table-cell>
              <table:table-cell office:value-type="float" office:value="12.885">
                <text:p>12.885</text:p>
              </table:table-cell>
              <table:table-cell office:value-type="float" office:value="0.005154">
                <text:p>0.005154</text:p>
              </table:table-cell>
              <table:table-cell office:value-type="float" office:value="12.545">
                <text:p>12.545</text:p>
              </table:table-cell>
              <table:table-cell office:value-type="float" office:value="0.005018">
                <text:p>0.005018</text:p>
              </table:table-cell>
              <table:table-cell office:value-type="float" office:value="12.145">
                <text:p>12.145</text:p>
              </table:table-cell>
              <table:table-cell office:value-type="float" office:value="0.004858">
                <text:p>0.004858</text:p>
              </table:table-cell>
              <table:table-cell office:value-type="float" office:value="11.82">
                <text:p>11.82</text:p>
              </table:table-cell>
              <table:table-cell office:value-type="float" office:value="0.004728">
                <text:p>0.004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8">
                <text:p>11.58</text:p>
              </table:table-cell>
              <table:table-cell office:value-type="float" office:value="0.02895">
                <text:p>0.02895</text:p>
              </table:table-cell>
              <table:table-cell office:value-type="float" office:value="12.986">
                <text:p>12.986</text:p>
              </table:table-cell>
              <table:table-cell office:value-type="float" office:value="0.032465">
                <text:p>0.032465</text:p>
              </table:table-cell>
              <table:table-cell office:value-type="float" office:value="12.648">
                <text:p>12.648</text:p>
              </table:table-cell>
              <table:table-cell office:value-type="float" office:value="0.03162">
                <text:p>0.03162</text:p>
              </table:table-cell>
              <table:table-cell office:value-type="float" office:value="12.244">
                <text:p>12.244</text:p>
              </table:table-cell>
              <table:table-cell office:value-type="float" office:value="0.03061">
                <text:p>0.03061</text:p>
              </table:table-cell>
              <table:table-cell office:value-type="float" office:value="11.916">
                <text:p>11.916</text:p>
              </table:table-cell>
              <table:table-cell office:value-type="float" office:value="0.02979">
                <text:p>0.02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36">
                <text:p>11.736</text:p>
              </table:table-cell>
              <table:table-cell office:value-type="float" office:value="0.066015">
                <text:p>0.066015</text:p>
              </table:table-cell>
              <table:table-cell office:value-type="float" office:value="13.1506666666667">
                <text:p>13.1506666666667</text:p>
              </table:table-cell>
              <table:table-cell office:value-type="float" office:value="0.0739725">
                <text:p>0.0739725</text:p>
              </table:table-cell>
              <table:table-cell office:value-type="float" office:value="12.8066666666667">
                <text:p>12.8066666666667</text:p>
              </table:table-cell>
              <table:table-cell office:value-type="float" office:value="0.0720375">
                <text:p>0.0720375</text:p>
              </table:table-cell>
              <table:table-cell office:value-type="float" office:value="12.404">
                <text:p>12.404</text:p>
              </table:table-cell>
              <table:table-cell office:value-type="float" office:value="0.0697725">
                <text:p>0.0697725</text:p>
              </table:table-cell>
              <table:table-cell office:value-type="float" office:value="12.0733333333333">
                <text:p>12.0733333333333</text:p>
              </table:table-cell>
              <table:table-cell office:value-type="float" office:value="0.0679125">
                <text:p>0.0679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81">
                <text:p>11.981</text:p>
              </table:table-cell>
              <table:table-cell office:value-type="float" office:value="0.11981">
                <text:p>0.11981</text:p>
              </table:table-cell>
              <table:table-cell office:value-type="float" office:value="13.395">
                <text:p>13.395</text:p>
              </table:table-cell>
              <table:table-cell office:value-type="float" office:value="0.13395">
                <text:p>0.13395</text:p>
              </table:table-cell>
              <table:table-cell office:value-type="float" office:value="13.042">
                <text:p>13.042</text:p>
              </table:table-cell>
              <table:table-cell office:value-type="float" office:value="0.13042">
                <text:p>0.13042</text:p>
              </table:table-cell>
              <table:table-cell office:value-type="float" office:value="12.641">
                <text:p>12.641</text:p>
              </table:table-cell>
              <table:table-cell office:value-type="float" office:value="0.12641">
                <text:p>0.12641</text:p>
              </table:table-cell>
              <table:table-cell office:value-type="float" office:value="12.311">
                <text:p>12.311</text:p>
              </table:table-cell>
              <table:table-cell office:value-type="float" office:value="0.12311">
                <text:p>0.12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308">
                <text:p>12.308</text:p>
              </table:table-cell>
              <table:table-cell office:value-type="float" office:value="0.1923125">
                <text:p>0.1923125</text:p>
              </table:table-cell>
              <table:table-cell office:value-type="float" office:value="13.7296">
                <text:p>13.7296</text:p>
              </table:table-cell>
              <table:table-cell office:value-type="float" office:value="0.214525">
                <text:p>0.214525</text:p>
              </table:table-cell>
              <table:table-cell office:value-type="float" office:value="13.3712">
                <text:p>13.3712</text:p>
              </table:table-cell>
              <table:table-cell office:value-type="float" office:value="0.208925">
                <text:p>0.208925</text:p>
              </table:table-cell>
              <table:table-cell office:value-type="float" office:value="12.9712">
                <text:p>12.9712</text:p>
              </table:table-cell>
              <table:table-cell office:value-type="float" office:value="0.202675">
                <text:p>0.202675</text:p>
              </table:table-cell>
              <table:table-cell office:value-type="float" office:value="12.6344">
                <text:p>12.6344</text:p>
              </table:table-cell>
              <table:table-cell office:value-type="float" office:value="0.1974125">
                <text:p>0.1974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613333333333">
                <text:p>12.7613333333333</text:p>
              </table:table-cell>
              <table:table-cell office:value-type="float" office:value="0.28713">
                <text:p>0.28713</text:p>
              </table:table-cell>
              <table:table-cell office:value-type="float" office:value="14.1973333333333">
                <text:p>14.1973333333333</text:p>
              </table:table-cell>
              <table:table-cell office:value-type="float" office:value="0.31944">
                <text:p>0.31944</text:p>
              </table:table-cell>
              <table:table-cell office:value-type="float" office:value="13.8273333333333">
                <text:p>13.8273333333333</text:p>
              </table:table-cell>
              <table:table-cell office:value-type="float" office:value="0.311115">
                <text:p>0.311115</text:p>
              </table:table-cell>
              <table:table-cell office:value-type="float" office:value="13.426">
                <text:p>13.426</text:p>
              </table:table-cell>
              <table:table-cell office:value-type="float" office:value="0.302085">
                <text:p>0.302085</text:p>
              </table:table-cell>
              <table:table-cell office:value-type="float" office:value="13.084">
                <text:p>13.084</text:p>
              </table:table-cell>
              <table:table-cell office:value-type="float" office:value="0.29439">
                <text:p>0.29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878cm" svg:y="0.316cm" chart:style-name="ch2">
          <text:p>Зависимость ϰ(T)</text:p>
        </chart:title>
        <chart:plot-area chart:style-name="ch3" table:cell-range-address="Лист1.D36:Лист1.D40 Лист1.H36:Лист1.H40" svg:x="0.207cm" svg:y="1.133cm" svg:width="15.038cm" svg:height="7.766cm">
          <chartooo:coordinate-region svg:x="1.622cm" svg:y="1.332cm" svg:width="13.41cm" svg:height="6.92cm"/>
          <chart:axis chart:dimension="x" chart:name="primary-x" chart:style-name="ch4">
            <chart:title svg:x="15.114cm" svg:y="8.101cm" chart:style-name="ch5">
              <text:p>T, *C</text:p>
            </chart:title>
            <chart:grid chart:style-name="ch6" chart:class="major"/>
          </chart:axis>
          <chart:axis chart:dimension="y" chart:name="primary-y" chart:style-name="ch4">
            <chart:title svg:x="0.334cm" svg:y="0.641cm" chart:style-name="ch5">
              <text:p>ϰ, Вт/мК</text:p>
            </chart:title>
            <chart:grid chart:style-name="ch6" chart:class="major"/>
          </chart:axis>
          <chart:series chart:style-name="ch7" chart:values-cell-range-address="Лист1.H36:Лист1.H40" chart:class="chart:scatter">
            <chart:domain table:cell-range-address="Лист1.D36:Лист1.D40"/>
            <chart:regression-curve chart:style-name="ch8"/>
            <chart:data-point chart:repeated="3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6">
                <text:p>22.6</text:p>
                <draw:g>
                  <svg:desc>Лист1.D36:Лист1.D40</svg:desc>
                </draw:g>
              </table:table-cell>
              <table:table-cell office:value-type="float" office:value="0.0206263567187529">
                <text:p>0.0206263567187529</text:p>
                <draw:g>
                  <svg:desc>Лист1.H36:Лист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0.021030614935067">
                <text:p>0.021030614935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9">
                <text:p>39.9</text:p>
              </table:table-cell>
              <table:table-cell office:value-type="float" office:value="0.02137">
                <text:p>0.02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2175">
                <text:p>0.02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9">
                <text:p>58.9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257cm" svg:y="0.316cm" chart:style-name="ch2">
          <text:p>Зависимость ln ϰ (ln T)</text:p>
        </chart:title>
        <chart:plot-area chart:style-name="ch3" table:cell-range-address="Лист1.B36:Лист1.B40 Лист1.I36:Лист1.I40" svg:x="0.248cm" svg:y="1.272cm" svg:width="14.744cm" svg:height="7.423cm">
          <chartooo:coordinate-region svg:x="1.372cm" svg:y="1.472cm" svg:width="13.248cm" svg:height="6.577cm"/>
          <chart:axis chart:dimension="x" chart:name="primary-x" chart:style-name="ch4">
            <chart:title svg:x="14.993cm" svg:y="7.762cm" chart:style-name="ch5">
              <text:p>ln T</text:p>
            </chart:title>
            <chart:grid chart:style-name="ch6" chart:class="major"/>
          </chart:axis>
          <chart:axis chart:dimension="y" chart:name="primary-y" chart:style-name="ch7">
            <chart:title svg:x="0.356cm" svg:y="0.384cm" chart:style-name="ch5">
              <text:p>ln ϰ</text:p>
            </chart:title>
            <chart:grid chart:style-name="ch6" chart:class="major"/>
          </chart:axis>
          <chart:series chart:style-name="ch8" chart:values-cell-range-address="Лист1.I36:Лист1.I40" chart:class="chart:scatter">
            <chart:domain table:cell-range-address="Лист1.B36:Лист1.B40"/>
            <chart:regression-curve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8934542685843">
                <text:p>5.68934542685843</text:p>
                <draw:g>
                  <svg:desc>Лист1.B36:Лист1.B40</svg:desc>
                </draw:g>
              </table:table-cell>
              <table:table-cell office:value-type="float" office:value="-3.88118556862165">
                <text:p>-3.88118556862165</text:p>
                <draw:g>
                  <svg:desc>Лист1.I36:Лист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1899944046106">
                <text:p>5.71899944046106</text:p>
              </table:table-cell>
              <table:table-cell office:value-type="float" office:value="-3.86177604884544">
                <text:p>-3.86177604884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4620319054015">
                <text:p>5.74620319054015</text:p>
              </table:table-cell>
              <table:table-cell office:value-type="float" office:value="-3.84576720965108">
                <text:p>-3.84576720965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7796187283045">
                <text:p>5.77796187283045</text:p>
              </table:table-cell>
              <table:table-cell office:value-type="float" office:value="-3.82814152144744">
                <text:p>-3.8281415214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0513496891649">
                <text:p>5.80513496891649</text:p>
              </table:table-cell>
              <table:table-cell office:value-type="float" office:value="-3.81671282562382">
                <text:p>-3.816712825623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